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haroni" svg:font-family="Aharon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haroni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haroni" fo:font-size="13pt" style:text-underline-style="none" fo:font-weight="normal" style:font-size-asian="11.3500003814697pt" style:font-weight-asian="normal" style:font-size-complex="13pt" style:font-weight-complex="normal"/>
    </style:style>
    <style:style style:name="P3" style:family="paragraph" style:parent-style-name="Heading_20_3">
      <style:paragraph-properties fo:text-align="start" style:justify-single-word="false"/>
      <style:text-properties officeooo:paragraph-rsid="00122b54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T1" style:family="text">
      <style:text-properties style:font-name="Aharoni" fo:font-size="13pt" style:text-underline-style="none" style:font-size-asian="11.3500003814697pt" style:font-size-complex="13pt"/>
    </style:style>
    <style:style style:name="T2" style:family="text">
      <style:text-properties officeooo:rsid="00122b5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line Retail Insights for CEO &amp; CMO </text:p>
      <text:p text:style-name="P2"/>
      <text:p text:style-name="P2"/>
      <text:h text:style-name="P3" text:outline-level="3"><text:span text:style-name="Strong_20_Emphasis"><text:span text:style-name="T1">Introduction</text:span></text:span></text:h>
      <text:h text:style-name="P3" text:outline-level="3"><text:span text:style-name="T2">Hello sir</text:span>.</text:h>
      <text:p text:style-name="Text_20_body">I’ll walk you through key insights from our online retail data based on the specific questions you posed. These findings are designed to support both strategic planning and marketing efforts.</text:p>
      <text:p text:style-name="Horizontal_20_Line"/>
      <text:h text:style-name="Heading_20_3" text:outline-level="3">🔷 <text:span text:style-name="Strong_20_Emphasis">[CEO] Q1: What are the seasonal trends in revenue throughout the year?</text:span></text:h>
      <text:p text:style-name="Text_20_body">We started by creating a <text:span text:style-name="Strong_20_Emphasis">monthly time series line chart for the year 2011</text:span>, which clearly highlights <text:span text:style-name="Strong_20_Emphasis">seasonal spikes in revenue</text:span>.</text:p>
      <text:list text:style-name="L1">
        <text:list-item>
          <text:p text:style-name="P4">We observed strong revenue growth during <text:span text:style-name="Strong_20_Emphasis">November and December</text:span>, suggesting a significant holiday-driven peak.</text:p>
        </text:list-item>
        <text:list-item>
          <text:p text:style-name="P4">Conversely, <text:span text:style-name="Strong_20_Emphasis">early months like January and February show lower revenue</text:span>, indicating slower post-holiday demand.</text:p>
        </text:list-item>
      </text:list>
      <text:p text:style-name="Text_20_body">These insights can help us <text:span text:style-name="Strong_20_Emphasis">forecast demand</text:span> for the coming year and <text:span text:style-name="Strong_20_Emphasis">align inventory and staffing resources</text:span> accordingly.</text:p>
      <text:p text:style-name="Horizontal_20_Line"/>
      <text:h text:style-name="Heading_20_3" text:outline-level="3">🔷 <text:span text:style-name="Strong_20_Emphasis">[CMO] Q2: Which countries (excluding the UK) are driving the most revenue and quantity sold?</text:span></text:h>
      <text:p text:style-name="Text_20_body">We built a <text:span text:style-name="Strong_20_Emphasis">clustered bar chart</text:span> showing the <text:span text:style-name="Strong_20_Emphasis">Top 10 countries by revenue</text:span>, also including the <text:span text:style-name="Strong_20_Emphasis">quantity sold</text:span> per country, while excluding the United Kingdom.</text:p>
      <text:list text:style-name="L2">
        <text:list-item>
          <text:p text:style-name="P5">The top performers include <text:span text:style-name="Strong_20_Emphasis">Netherlands, EIRE (Ireland), and Germany</text:span>.</text:p>
        </text:list-item>
        <text:list-item>
          <text:p text:style-name="P5">Interestingly, some countries show <text:span text:style-name="Strong_20_Emphasis">high quantity but moderate revenue</text:span>, suggesting potential price sensitivity or bulk buying behavior.</text:p>
        </text:list-item>
      </text:list>
      <text:p text:style-name="Text_20_body">This view can guide <text:span text:style-name="Strong_20_Emphasis">region-specific pricing, promotions, and campaign planning</text:span>.</text:p>
      <text:p text:style-name="Horizontal_20_Line"/>
      <text:h text:style-name="Heading_20_3" text:outline-level="3">🔷 <text:span text:style-name="Strong_20_Emphasis">[CMO] Q3: Who are our top 10 revenue-generating customers?</text:span></text:h>
      <text:p text:style-name="Text_20_body">Using a <text:span text:style-name="Strong_20_Emphasis">horizontal bar chart</text:span>, we visualized the <text:span text:style-name="Strong_20_Emphasis">Top 10 customers by total revenue</text:span>, sorted from highest to lowest.</text:p>
      <text:list text:style-name="L3">
        <text:list-item>
          <text:p text:style-name="P6">The top customer significantly outpaces others, making them a <text:span text:style-name="Strong_20_Emphasis">high-value client worth targeting for retention strategies</text:span>.</text:p>
        </text:list-item>
        <text:list-item>
          <text:p text:style-name="P6">The visual clarity helps us <text:span text:style-name="Strong_20_Emphasis">identify customer concentration risk</text:span> and design loyalty programs or personalized offers for this segment.</text:p>
        </text:list-item>
      </text:list>
      <text:p text:style-name="Horizontal_20_Line"/>
      <text:h text:style-name="Heading_20_3" text:outline-level="3"><text:soft-page-break/>🔷 <text:span text:style-name="Strong_20_Emphasis">[CEO] Q4: Where is product demand highest across countries (excluding the UK)?</text:span></text:h>
      <text:p text:style-name="Text_20_body">To support expansion strategy, we developed a <text:span text:style-name="Strong_20_Emphasis">filled world map</text:span> highlighting <text:span text:style-name="Strong_20_Emphasis">total quantity sold</text:span> by country.</text:p>
      <text:list text:style-name="L4">
        <text:list-item>
          <text:p text:style-name="P7">Outside of the UK, <text:span text:style-name="Strong_20_Emphasis">Netherlands, Germany, and France</text:span> exhibit <text:span text:style-name="Strong_20_Emphasis">strong demand</text:span>, making them strong candidates for expansion or localized operations.</text:p>
        </text:list-item>
        <text:list-item>
          <text:p text:style-name="P7">The map format ensures that demand patterns are visible <text:span text:style-name="Strong_20_Emphasis">at a glance</text:span>, without requiring interaction or filtering.</text:p>
        </text:list-item>
      </text:list>
      <text:p text:style-name="Horizontal_20_Line"/>
      <text:h text:style-name="Heading_20_3" text:outline-level="3">🧭 <text:span text:style-name="Strong_20_Emphasis">Conclusion &amp; Recommendations</text:span></text:h>
      <text:list text:style-name="L5">
        <text:list-item>
          <text:p text:style-name="P8"><text:span text:style-name="Strong_20_Emphasis">For the CEO</text:span>: Use the seasonal trends and geographic demand patterns to <text:span text:style-name="Strong_20_Emphasis">optimize inventory, forecast revenue</text:span>, and <text:span text:style-name="Strong_20_Emphasis">prioritize regional expansion</text:span>.</text:p>
        </text:list-item>
        <text:list-item>
          <text:p text:style-name="P8"><text:span text:style-name="Strong_20_Emphasis">For the CMO</text:span>: Leverage customer and country-level insights to <text:span text:style-name="Strong_20_Emphasis">maximize ROI through targeted campaigns, bundling strategies, and high-value customer retention</text:span>.</text:p>
        </text:list-item>
      </text:list>
      <text:p text:style-name="Text_20_body">We believe these visuals and insights will drive more informed, data-backed decisions across both strategic and marketing fronts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haroni" svg:font-family="Aharon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4T21:48:48.772000000</meta:creation-date>
    <dc:date>2025-06-14T21:51:38.736000000</dc:date>
    <meta:editing-duration>PT2M50S</meta:editing-duration>
    <meta:editing-cycles>1</meta:editing-cycles>
    <meta:document-statistic meta:table-count="0" meta:image-count="0" meta:object-count="0" meta:page-count="2" meta:paragraph-count="26" meta:word-count="399" meta:character-count="2651" meta:non-whitespace-character-count="2287"/>
    <meta:generator>LibreOffice/24.8.7.2$Windows_X86_64 LibreOffice_project/e07d0a63a46349d29051da79b1fde8160bab2a89</meta:generator>
  </office:meta>
</office:document-meta>
</file>